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mpTextMessageBuilder.body(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TextMessageBuilder.create( StompCommand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TextMessageBuilder.headers( String ... headerLin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TextMessageBuilder.buil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ompTextMessageBuilder.StompTextMessageBuilder( StompCommand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